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B1000007B1AA329B1CE20F8BA0.png" manifest:media-type="image/png"/>
  <manifest:file-entry manifest:full-path="Pictures/100000000000028000000280D53C0FBC5B94DCB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none" draw:fill-color="#729fcf"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Ultrafine_20_Dashed" draw:fill-color="#eeeeee" draw:opacity="50%" draw:textarea-horizontal-align="justify" draw:textarea-vertical-align="middle" draw:auto-grow-height="false" fo:min-height="14.75cm" fo:min-width="14.5cm"/>
    </style:style>
    <style:style style:name="gr3" style:family="graphic" style:parent-style-name="Object_20_with_20_no_20_fill_20_and_20_no_20_line">
      <style:graphic-properties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 draw:opacity="100%"/>
      <style:paragraph-properties fo:text-align="center"/>
    </style:style>
    <style:style style:name="P2" style:family="paragraph">
      <loext:graphic-properties draw:fill-color="#eeeeee" draw:opacity="50%"/>
      <style:paragraph-properties fo:text-align="center"/>
    </style:style>
    <style:style style:name="P3" style:family="paragraph">
      <loext:graphic-properties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99cm" svg:height="14.999cm" svg:x="0.029cm" svg:y="0.029cm">
          <draw:image xlink:href="Pictures/100000000000028000000280D53C0FBC5B94DCBE.jpg" xlink:type="simple" xlink:show="embed" xlink:actuate="onLoad">
            <text:p/>
          </draw:image>
        </draw:frame>
        <draw:custom-shape draw:style-name="gr2" draw:text-style-name="P2" draw:layer="layout" svg:width="15cm" svg:height="1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4.999cm" svg:height="14.999cm" draw:transform="rotate (2.35619449019234) translate (7.522cm 18.129cm)">
          <draw:image xlink:href="Pictures/10000201000007B1000007B1AA329B1CE20F8B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22:43:56.488476443</meta:creation-date>
    <dc:date>2020-07-12T22:50:46.787468538</dc:date>
    <meta:editing-duration>PT6M48S</meta:editing-duration>
    <meta:editing-cycles>4</meta:editing-cycles>
    <meta:generator>LibreOffice/6.0.7.3$Linux_X86_64 LibreOffice_project/00m0$Build-3</meta:generator>
    <meta:document-statistic meta:object-count="3"/>
  </office:meta>
</office:document-meta>
</file>